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ebdings" svg:font-family="Webdings" style:font-family-generic="roman" style:font-pitch="variable" style:font-charset="x-symbol"/>
    <style:font-face style:name="Mangal1" svg:font-family="Mangal"/>
    <style:font-face style:name="American Captain" svg:font-family="'American Captain'" style:font-pitch="variable"/>
    <style:font-face style:name="Liberation Serif" svg:font-family="'Liberation Serif'" style:font-family-generic="roman" style:font-pitch="variable"/>
    <style:font-face style:name="MingLiU_HKSCS" svg:font-family="MingLiU_HKSCS" style:font-family-generic="roman" style:font-pitch="variable"/>
    <style:font-face style:name="Estrangelo Edessa" svg:font-family="'Estrangelo Edessa'" style:font-family-generic="script" style:font-pitch="variable"/>
    <style:font-face style:name="Liberation Sans" svg:font-family="'Liberation Sans'" style:font-family-generic="swiss" style:font-pitch="variable"/>
    <style:font-face style:name="Microsoft PhagsPa" svg:font-family="'Microsoft PhagsP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966d" officeooo:paragraph-rsid="000d966d"/>
    </style:style>
    <style:style style:name="P2" style:family="paragraph" style:parent-style-name="Standard">
      <style:text-properties style:text-underline-style="solid" style:text-underline-width="auto" style:text-underline-color="font-color" officeooo:rsid="00116f4e" officeooo:paragraph-rsid="00116f4e"/>
    </style:style>
    <style:style style:name="P3" style:family="paragraph" style:parent-style-name="Standard">
      <style:text-properties style:text-underline-style="none" officeooo:rsid="00116f4e" officeooo:paragraph-rsid="00116f4e"/>
    </style:style>
    <style:style style:name="P4" style:family="paragraph" style:parent-style-name="Standard">
      <style:text-properties style:text-underline-style="none" officeooo:rsid="00128b07" officeooo:paragraph-rsid="00128b07"/>
    </style:style>
    <style:style style:name="P5" style:family="paragraph" style:parent-style-name="Standard">
      <style:text-properties style:text-underline-style="none" officeooo:rsid="00128b07" officeooo:paragraph-rsid="0012eb60"/>
    </style:style>
    <style:style style:name="P6" style:family="paragraph" style:parent-style-name="Standard">
      <style:text-properties style:font-name="Webdings" fo:font-size="96pt" style:text-underline-style="none" officeooo:rsid="0012eb60" officeooo:paragraph-rsid="0012eb60" style:font-size-asian="96pt" style:font-size-complex="96pt"/>
    </style:style>
    <style:style style:name="T1" style:family="text">
      <style:text-properties officeooo:rsid="000f8b1f"/>
    </style:style>
    <style:style style:name="T2" style:family="text">
      <style:text-properties officeooo:rsid="00128b07"/>
    </style:style>
    <style:style style:name="T3" style:family="text">
      <style:text-properties officeooo:rsid="0012eb60"/>
    </style:style>
    <style:style style:name="T4" style:family="text">
      <style:text-properties fo:font-size="10pt" style:font-size-asian="8.75pt" style:font-size-complex="1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Senator Dreyfus,</text:p>
      <text:p text:style-name="P1"/>
      <text:p text:style-name="P1"><text:tab/><text:span text:style-name="T1">Your bill, the 'Dreyfus Act', states that we cannot have drones; automated robots; automotons; inside our country, the United States of America. On many points I agree with you on this bill, but with several other points I whole-heartedly disagree with you. This can be shown with a simple pros/cons chart.</text:span></text:p>
      <text:p text:style-name="P1"/>
      <text:p text:style-name="P2"><text:span text:style-name="T2">Pro</text:span>s:</text:p>
      <text:p text:style-name="P3">I. Automated drones have no feeling- this can be shown in the first few minutes of the film when a drone murdered a young boy for having a carving knife.</text:p>
      <text:p text:style-name="P3">II. Artificial Intelligence can learn – artificial intelligence can learn by it's mistakes and by simple interaction; and thus it will find the human race to be flabby and useless; thus deciding on the impending robo-revolution that will destroy the human race.</text:p>
      <text:p text:style-name="P3">III. They're dangerous – it's noted that we'll be using (and already have started) using drones in other countries for military purposes; and this goes back to item one of <text:span text:style-name="T2">pro</text:span>s. And, as robots DO malfunction, they will indefinitely make mistakes, killing our troops and innocents as “war casualties” because of malfunctions.</text:p>
      <text:p text:style-name="P3"/>
      <text:p text:style-name="P2"><text:span text:style-name="T2">Cons</text:span>:</text:p>
      <text:p text:style-name="P3">I. Robots make our lives easier – with every advance in the technology of cybernetics, our lives get easier and easier; even with the simple invention of the Roomba, a small robot with censors that sweeps your floor for you; or even the car. Before, we had to live in large cities, <text:span text:style-name="T2">or near areas we could get to quickly.</text:span></text:p>
      <text:p text:style-name="P4">II. We feel safer – in other countries, we have soldiers walking around, keeping the people there “safe”; if we had soldiers walking around in our cities, we'd be terrified and feel unsafe. But if we used robots and drones to do the jobs of the soldiers, not only would we be saving lives, like in the first few minutes of the movie, suicide bombers attacked the drones. If they had been soldiers, the majority of those people would have been dead.</text:p>
      <text:p text:style-name="P4"/>
      <text:p text:style-name="P4"><text:tab/>Over the small pros/cons list above, you can see that there are more pros, to your bill than cons, a small survey can produce results as well. I asked a total of eight different people for their view on your bill and they all agreed. So, as a result, we find that 8/8 people and 3/5 pros/cons, we find that most people agree with your bill.</text:p>
      <text:p text:style-name="P4"/>
      <text:p text:style-name="P4"/>
      <text:p text:style-name="P4"><text:tab/><text:tab/><text:tab/><text:tab/><text:tab/><text:tab/><text:tab/><text:tab/><text:tab/><text:tab/><text:tab/>Insincerely,</text:p>
      <text:p text:style-name="P5"><text:tab/><text:tab/><text:tab/><text:tab/><text:tab/><text:tab/><text:tab/><text:tab/><text:tab/> <text:s text:c="20"/><text:span text:style-name="T3">PTMCA_WHZ</text:span></text:p>
      <text:p text:style-name="P5"/>
      <text:p text:style-name="P5"/>
      <text:p text:style-name="P5"><text:a xlink:type="simple" xlink:href="http://i0.wp.com/listverse.com/wp-content/uploads/2012/03/mmodwhee.jpg?resize=406%2C400"><text:span text:style-name="T3">http://i0.wp.com/listverse.com/wp-content/uploads/2012/03/mmodwhee.jpg?resize=406%2C400</text:span></text:a></text:p>
      <text:p text:style-name="P5"/>
      <text:p text:style-name="P6"><text:tab/><text:tab/><text:tab/><text:tab/><text:tab/><text:tab/>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ebdings" svg:font-family="Webdings" style:font-family-generic="roman" style:font-pitch="variable" style:font-charset="x-symbol"/>
    <style:font-face style:name="Mangal1" svg:font-family="Mangal"/>
    <style:font-face style:name="American Captain" svg:font-family="'American Captain'" style:font-pitch="variable"/>
    <style:font-face style:name="Liberation Serif" svg:font-family="'Liberation Serif'" style:font-family-generic="roman" style:font-pitch="variable"/>
    <style:font-face style:name="MingLiU_HKSCS" svg:font-family="MingLiU_HKSCS" style:font-family-generic="roman" style:font-pitch="variable"/>
    <style:font-face style:name="Estrangelo Edessa" svg:font-family="'Estrangelo Edessa'" style:font-family-generic="script" style:font-pitch="variable"/>
    <style:font-face style:name="Liberation Sans" svg:font-family="'Liberation Sans'" style:font-family-generic="swiss" style:font-pitch="variable"/>
    <style:font-face style:name="Microsoft PhagsPa" svg:font-family="'Microsoft PhagsP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27T18:58:04.102000000</meta:creation-date>
    <dc:date>2014-06-27T21:09:51.799000000</dc:date>
    <meta:editing-duration>PT10M52S</meta:editing-duration>
    <meta:editing-cycles>1</meta:editing-cycles>
    <meta:document-statistic meta:table-count="0" meta:image-count="0" meta:object-count="0" meta:page-count="1" meta:paragraph-count="14" meta:word-count="388" meta:character-count="2341" meta:non-whitespace-character-count="1914"/>
    <meta:generator>LibreOffice/4.2.4.2$Windows_x86 LibreOffice_project/63150712c6d317d27ce2db16eb94c2f3d7b699f8</meta:generator>
  </office:meta>
</office:document-meta>
</file>